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4741" officeooo:paragraph-rsid="00154741"/>
    </style:style>
    <style:style style:name="T1" style:family="text">
      <style:text-properties officeooo:rsid="0016d7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grand Limoges <text:span text:style-name="T1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09:03:39.966900106</meta:creation-date>
    <dc:date>2017-07-21T09:05:38.256685846</dc:date>
    <meta:editing-duration>PT1M5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3" meta:character-count="17" meta:non-whitespace-character-count="15"/>
  </office:meta>
</office:document-meta>
</file>